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Lucida Console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S BASSES</text:p>
      <text:p text:style-name="P2"><text:s/>EN FORMICA</text:p>
      <text:p text:style-name="P1"><text:span text:style-name="T1">PIED COMPAS EN BOIS MASSIF ACAJOU</text:span>.</text:p>
      <text:p text:style-name="P1"/>
      <text:p text:style-name="P1"/>
      <text:p text:style-name="P1">Prix</text:p>
      <text:p text:style-name="P1">des 3 tables gigognes 450€</text:p>
      <text:p text:style-name="P1"/>
      <text:p text:style-name="P1"><text:s/>a l'unité 180€</text:p>
      <text:p text:style-name="P1">et sur commande</text:p>
      <text:p text:style-name="P1">possibilité de choisir les coloris</text:p>
      <text:p text:style-name="P1">sur nuancier</text:p>
      <text:p text:style-name="P1">me consulter au </text:p>
      <text:p text:style-name="P1"/>
      <text:p text:style-name="P1">tél:0660027629</text:p>
      <text:p text:style-name="P1"><text:soft-page-break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B</meta:initial-creator>
    <meta:creation-date>2020-06-11T10:14:49.38</meta:creation-date>
    <dc:date>2020-06-11T19:22:02.99</dc:date>
    <dc:creator>CHRIS B</dc:creator>
    <meta:editing-duration>PT7H5M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2" meta:paragraph-count="12" meta:word-count="33" meta:character-count="195"/>
  </office:meta>
</office:document-meta>
</file>